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3300000CEB50000CEB58197F7EC4ED1329B.svg" manifest:media-type="image/svg+xml"/>
  <manifest:file-entry manifest:full-path="Pictures/10000001000002C3000002C3E5CEF357E282FF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2.916cm" svg:height="52.916cm" svg:x="0.691cm" svg:y="0.69cm">
          <draw:image xlink:href="Pictures/100033300000CEB50000CEB58197F7EC4ED1329B.svg" xlink:type="simple" xlink:show="embed" xlink:actuate="onLoad" draw:mime-type="image/svg+xml">
            <text:p/>
          </draw:image>
          <draw:image xlink:href="Pictures/10000001000002C3000002C3E5CEF357E282FFC8.png" xlink:type="simple" xlink:show="embed" xlink:actuate="onLoad" draw:mime-type="image/png"/>
          <svg:desc>File name  = PLT__2023-05-22.15_19_57.svg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32cm" fo:margin-bottom="0.432cm" fo:margin-left="0.432cm" fo:margin-right="0.432cm" fo:page-width="24.638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2T15:26:09.677000000</dc:date>
    <meta:editing-duration>PT2M14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